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adornments="Standard"/>
    <style:font-face style:name="Lucidasans1" svg:font-family="Lucidasans"/>
    <style:font-face style:name="Times" svg:font-family="Times" style:font-adornments="Standard"/>
    <style:font-face style:name="Courier" svg:font-family="Courier" style:font-adornments="Standard" style:font-family-generic="modern" style:font-pitch="fixed"/>
    <style:font-face style:name="Courier New" svg:font-family="'Courier New'" style:font-family-generic="modern" style:font-pitch="fixed"/>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fo:font-size="26pt" style:font-size-asian="26pt" style:font-size-complex="26pt"/>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italic" style:font-style-asian="italic" style:font-style-complex="italic"/>
    </style:style>
    <style:style style:name="P7" style:family="paragraph" style:parent-style-name="Heading_20_2">
      <style:text-properties fo:font-weight="bold" style:font-weight-asian="bold" style:font-weight-complex="bold"/>
    </style:style>
    <style:style style:name="P8"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parent-style-name="Source_20_Text">
      <style:text-properties fo:font-style="normal" style:font-style-asian="normal" style:font-style-complex="normal"/>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number:date-style style:name="N37" number:automatic-order="true">
      <number:day number:style="long"/>
      <number:text>.</number:text>
      <number:month number:style="long"/>
      <number:text>.</number:text>
      <number:year/>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Title">Tntnet configuration-reference</text:p>
      <text:p text:style-name="Subtitle">Author: Tommi Mäkitalo</text:p>
      <text:p text:style-name="Subtitle">Date: <text:date style:data-style-name="N37" text:date-value="2005-06-17T18:57:07.95" text:fixed="true">06/17/05</text:date></text:p>
      <text:p text:style-name="Subtitle">For Tntnet version 1.5.0</text:p>
      <text:table-of-content text:style-name="Sect1" text:protected="true" text:name="Inhaltsverzeichni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Table of contents</text:p>
          </text:index-title>
          <text:p text:style-name="P3">BufferSize<text:tab/>2</text:p>
          <text:p text:style-name="P3">CompLifetime<text:tab/>2</text:p>
          <text:p text:style-name="P3">CompPath<text:tab/>3</text:p>
          <text:p text:style-name="P3">Chroot<text:tab/>3</text:p>
          <text:p text:style-name="P3">Daemon<text:tab/>3</text:p>
          <text:p text:style-name="P3">Dir<text:tab/>4</text:p>
          <text:p text:style-name="P3">Group<text:tab/>4</text:p>
          <text:p text:style-name="P3">include<text:tab/>4</text:p>
          <text:p text:style-name="P3">KeepAliveTimeout<text:tab/>4</text:p>
          <text:p text:style-name="P3">KeepAliveMax<text:tab/>5</text:p>
          <text:p text:style-name="P3">Listen<text:tab/>5</text:p>
          <text:p text:style-name="P3">Load<text:tab/>5</text:p>
          <text:p text:style-name="P3">MapUrl<text:tab/>5</text:p>
          <text:p text:style-name="P3">MaxRequestSize<text:tab/>6</text:p>
          <text:p text:style-name="P3">MinThreads<text:tab/>6</text:p>
          <text:p text:style-name="P3">MaxThreads<text:tab/>6</text:p>
          <text:p text:style-name="P3">NoCloseStdout<text:tab/>7</text:p>
          <text:p text:style-name="P3">NoMonitor<text:tab/>7</text:p>
          <text:p text:style-name="P3">PidFile<text:tab/>7</text:p>
          <text:p text:style-name="P3">PropertyFile<text:tab/>7</text:p>
          <text:p text:style-name="P3">QueueSize<text:tab/>8</text:p>
          <text:p text:style-name="P3">SessionTimeouot<text:tab/>8</text:p>
          <text:p text:style-name="P3">SocketReadTimeout<text:tab/>9</text:p>
          <text:p text:style-name="P3">SocketWriteTimeout<text:tab/>9</text:p>
          <text:p text:style-name="P3">SslCertificate<text:tab/>9</text:p>
          <text:p text:style-name="P3">SslKey<text:tab/>9</text:p>
          <text:p text:style-name="P3">SslListen<text:tab/>9</text:p>
          <text:p text:style-name="P3">ThreadStartDelay<text:tab/>9</text:p>
          <text:p text:style-name="P3">User<text:tab/>9</text:p>
        </text:index-body>
      </text:table-of-content>
      <text:h text:style-name="Heading_20_1" text:outline-level="1"/>
      <text:h text:style-name="P4" text:outline-level="1">BufferSize</text:h>
      <text:h text:style-name="Heading_20_2" text:outline-level="2">Syntax</text:h>
      <text:p text:style-name="Preformatted_20_Text">BufferSize <text:span text:style-name="T1">bytes</text:span></text:p>
      <text:h text:style-name="Heading_20_2" text:outline-level="2">Description</text:h>
      <text:p text:style-name="Text_20_body">Specifies the number of bytes sent in a single system-call. This does not limit anything in application-level. It does not affect e.g. savepoints or exception-handling. Component-output is collected completely and then passed in chunks of <text:span text:style-name="T1">BufferSize</text:span><text:span text:style-name="T2"> bytes to the operating system.</text:span></text:p>
      <text:p text:style-name="P5">The default value for this is 16384.</text:p>
      <text:h text:style-name="Heading_20_2" text:outline-level="2">Example</text:h>
      <text:p text:style-name="Preformatted_20_Text">BufferSize 32768</text:p>
      <text:h text:style-name="Heading_20_1" text:outline-level="1">CompLifetime</text:h>
      <text:h text:style-name="Heading_20_2" text:outline-level="2">Syntax</text:h>
      <text:p text:style-name="Preformatted_20_Text">CompLifetime <text:span text:style-name="T1">seconds</text:span></text:p>
      <text:h text:style-name="Heading_20_2" text:outline-level="2">Description</text:h>
      <text:p text:style-name="Text_20_body">Components are instatiated when needed and reused. After the time specified here the instances are deleted. This defaults to 600 seconds.</text:p>
      <text:h text:style-name="Heading_20_2" text:outline-level="2">Example</text:h>
      <text:p text:style-name="Preformatted_20_Text">CompLifetime 120</text:p>
      <text:h text:style-name="Heading_20_1" text:outline-level="1">CompPath</text:h>
      <text:h text:style-name="Heading_20_2" text:outline-level="2">Syntax</text:h>
      <text:p text:style-name="Preformatted_20_Text">CompPath <text:span text:style-name="T1">directory</text:span></text:p>
      <text:h text:style-name="Heading_20_2" text:outline-level="2">Description</text:h>
      <text:p text:style-name="Text_20_body"><text:span text:style-name="T1">CompPath</text:span> specifies, where tntnet should search for webapplications. Tntnet searches first in the current directory and then in each directory, you specify here, until a library is found. You can repeat the directive as many times as desired to add more entries. If it is not found, the next <text:span text:style-name="T1">MapUrl</text:span>-entry is tried.</text:p>
      <text:h text:style-name="Heading_20_2" text:outline-level="2">Example</text:h>
      <text:p text:style-name="Preformatted_20_Text">CompPath /usr/local/lib/tntnet</text:p>
      <text:p text:style-name="Preformatted_20_Text">CompPath /usr/local/share/tntnet</text:p>
      <text:h text:style-name="Heading_20_1" text:outline-level="1">Chroot</text:h>
      <text:h text:style-name="Heading_20_2" text:outline-level="2">Syntax</text:h>
      <text:p text:style-name="Preformatted_20_Text">Chroot <text:span text:style-name="T1">directory</text:span></text:p>
      <text:h text:style-name="Heading_20_2" text:outline-level="2">Description</text:h>
      <text:p text:style-name="Text_20_body">Does a <text:span text:style-name="Source_20_Text">chroot(2)</text:span>-system call on startup, which locks the process into the directory at system-level.</text:p>
      <text:h text:style-name="Heading_20_2" text:outline-level="2">Example</text:h>
      <text:p text:style-name="Preformatted_20_Text">Chroot /var/tntnet</text:p>
      <text:h text:style-name="Heading_20_1" text:outline-level="1">Daemon</text:h>
      <text:h text:style-name="Heading_20_2" text:outline-level="2">Syntax</text:h>
      <text:p text:style-name="Preformatted_20_Text">Daemon 0|1</text:p>
      <text:h text:style-name="Heading_20_2" text:outline-level="2">Description</text:h>
      <text:p text:style-name="Text_20_body">If this flag is set to 1, Tntnet forks at startup and terminates the parent-process on successful initialization.</text:p>
      <text:h text:style-name="Heading_20_2" text:outline-level="2">Example</text:h>
      <text:p text:style-name="Preformatted_20_Text">Daemon 1</text:p>
      <text:h text:style-name="Heading_20_1" text:outline-level="1">Dir</text:h>
      <text:h text:style-name="Heading_20_2" text:outline-level="2">Syntax</text:h>
      <text:p text:style-name="Preformatted_20_Text">Dir <text:span text:style-name="T1">directory</text:span></text:p>
      <text:h text:style-name="Heading_20_2" text:outline-level="2">Description</text:h>
      <text:p text:style-name="Text_20_body">Changes the current working directory of the process on startup.</text:p>
      <text:h text:style-name="Heading_20_2" text:outline-level="2">Example</text:h>
      <text:p text:style-name="Preformatted_20_Text">Dir /var/tntnet</text:p>
      <text:h text:style-name="Heading_20_1" text:outline-level="1">EnableCompression</text:h>
      <text:h text:style-name="Heading_20_2" text:outline-level="2">Syntax</text:h>
      <text:p text:style-name="Preformatted_20_Text">EnableCompression <text:span text:style-name="T1">yes|no</text:span></text:p>
      <text:h text:style-name="Heading_20_2" text:outline-level="2">Description</text:h>
      <text:p text:style-name="Text_20_body">Specifies, if Tntnet should use gzip-compression at http-level. By default Tntnet use compression.</text:p>
      <text:p text:style-name="Text_20_body">A http-client like a web browser can send a header “Accept-Encoding”, to tell Tntnet, that it would accept compressed data. Tntnet then can decide, if it use compression. When the body is complete, Tntnet tries to compress the body. If the data can be compressed by more than 10%, Tntnet sends this compressed data. With this flag, this feature can be turned off.</text:p>
      <text:p text:style-name="Text_20_body">Compression slows down processing but reduces the network-load. Normally the size of html-pages can be compressed by about 70%, while Tntnet slows down by up to 30%.</text:p>
      <text:h text:style-name="Heading_20_2" text:outline-level="2">Example</text:h>
      <text:p text:style-name="Preformatted_20_Text">EnableCompression no</text:p>
      <text:h text:style-name="Heading_20_1" text:outline-level="1">Group</text:h>
      <text:h text:style-name="Heading_20_2" text:outline-level="2">Syntax</text:h>
      <text:p text:style-name="Preformatted_20_Text">Group <text:span text:style-name="T1">unix-group</text:span></text:p>
      <text:h text:style-name="Heading_20_2" text:outline-level="2">Description</text:h>
      <text:p text:style-name="Text_20_body">Changes the group under which tntnet answers requests.</text:p>
      <text:h text:style-name="Heading_20_2" text:outline-level="2">Example</text:h>
      <text:p text:style-name="Preformatted_20_Text">Group tntnet-group</text:p>
      <text:h text:style-name="Heading_20_1" text:outline-level="1">include</text:h>
      <text:h text:style-name="Heading_20_2" text:outline-level="2">Syntax</text:h>
      <text:p text:style-name="Preformatted_20_Text">include <text:span text:style-name="T1">filemask</text:span></text:p>
      <text:h text:style-name="Heading_20_2" text:outline-level="2">Description</text:h>
      <text:p text:style-name="Text_20_body">Reads additional settings from the specified files. <text:span text:style-name="T1">filemask</text:span><text:span text:style-name="T2"> might contain glob-characters, so that multiple files might be read. The order is not specified.</text:span></text:p>
      <text:h text:style-name="Heading_20_2" text:outline-level="2">Example</text:h>
      <text:p text:style-name="Preformatted_20_Text">include /etc/tntnet.d/*.conf</text:p>
      <text:h text:style-name="Heading_20_1" text:outline-level="1">KeepAliveTimeout</text:h>
      <text:h text:style-name="Heading_20_2" text:outline-level="2">Syntax</text:h>
      <text:p text:style-name="Preformatted_20_Text">KeepAliveTimeout <text:span text:style-name="T1">milliseconds</text:span></text:p>
      <text:h text:style-name="Heading_20_2" text:outline-level="2">Description</text:h>
      <text:p text:style-name="Text_20_body">Sets the timeout for keep-alive requests. Tntnet tries to do keep-alive-requests wherever possible. This has the effect, that tntnet can receive multiple requests within a single tcp-connection. The connection times out after <text:span text:style-name="T1">KeepAliveTimeout</text:span> milliseconds. The timeout defaults to 15000ms.</text:p>
      <text:h text:style-name="Heading_20_2" text:outline-level="2">Example</text:h>
      <text:p text:style-name="Preformatted_20_Text">KeepAliveTimeout 300000</text:p>
      <text:p text:style-name="Text_20_body">sets the keep-alive-timeout to 5 minutes.</text:p>
      <text:h text:style-name="Heading_20_1" text:outline-level="1">KeepAliveMax</text:h>
      <text:h text:style-name="Heading_20_2" text:outline-level="2">Syntax</text:h>
      <text:p text:style-name="Preformatted_20_Text">KeepAliveMax <text:span text:style-name="T1">number</text:span></text:p>
      <text:h text:style-name="Heading_20_2" text:outline-level="2">Description</text:h>
      <text:p text:style-name="Text_20_body">Sets the maximum number of request per tcp-connection. This defaults to 100.</text:p>
      <text:h text:style-name="Heading_20_2" text:outline-level="2">Example</text:h>
      <text:p text:style-name="Preformatted_20_Text">KeepAliveMax 10</text:p>
      <text:h text:style-name="Heading_20_1" text:outline-level="1">Listen</text:h>
      <text:h text:style-name="Heading_20_2" text:outline-level="2">Syntax</text:h>
      <text:p text:style-name="Preformatted_20_Text">Listen <text:span text:style-name="T1">ip [port]</text:span></text:p>
      <text:h text:style-name="Heading_20_2" text:outline-level="2">Description</text:h>
      <text:p text:style-name="Text_20_body">Specifies, on which address tntnet waits for connections. There can be more than one <text:span text:style-name="T3">Listen</text:span>-directives, in which case tntnet waits on every address. If there is no <text:span text:style-name="T3">Listen</text:span>-directive tntnet listens on 0.0.0.0 port 80.</text:p>
      <text:p text:style-name="P6">ip<text:span text:style-name="T2"> might also be a hostname.</text:span></text:p>
      <text:h text:style-name="Heading_20_2" text:outline-level="2">Example</text:h>
      <text:p text:style-name="Preformatted_20_Text">Listen 127.0.0.1 8000</text:p>
      <text:p text:style-name="Text_20_body">Listens on localhost on port 8000.</text:p>
      <text:h text:style-name="Heading_20_1" text:outline-level="1">ListenRetry</text:h>
      <text:h text:style-name="Heading_20_2" text:outline-level="2">Syntax</text:h>
      <text:p text:style-name="Preformatted_20_Text">ListenRetry <text:span text:style-name="T1">number</text:span></text:p>
      <text:h text:style-name="Heading_20_2" text:outline-level="2">Description</text:h>
      <text:p text:style-name="P5">On startup Tntnet calls listen on the specified port. When the systemcall returns with an error, Tntnet tries again and fails after the specified number of attempts. The default number is 5.</text:p>
      <text:h text:style-name="Heading_20_2" text:outline-level="2">Example</text:h>
      <text:p text:style-name="Preformatted_20_Text">ListenRetry 10</text:p>
      <text:p text:style-name="Text_20_body">Retries 10 times</text:p>
      <text:h text:style-name="Heading_20_1" text:outline-level="1">ListenBacklog</text:h>
      <text:h text:style-name="Heading_20_2" text:outline-level="2">Syntax</text:h>
      <text:p text:style-name="Preformatted_20_Text">ListenBacklog <text:span text:style-name="T1">number</text:span></text:p>
      <text:h text:style-name="Heading_20_2" text:outline-level="2">Description</text:h>
      <text:p text:style-name="P5">The system-call listen needs a parameter backlog, which specifies, how many pending connections the operating-system should queue before it starts to ignore new request. The value is configurable here.</text:p>
      <text:h text:style-name="Heading_20_2" text:outline-level="2">Example</text:h>
      <text:p text:style-name="Preformatted_20_Text">ListenBacklog 64</text:p>
      <text:p text:style-name="Text_20_body">Changes the backlog-queue to 64.</text:p>
      <text:h text:style-name="Heading_20_1" text:outline-level="1">Load</text:h>
      <text:h text:style-name="Heading_20_2" text:outline-level="2">Syntax</text:h>
      <text:p text:style-name="Preformatted_20_Text">Load <text:span text:style-name="T1">webapplication</text:span></text:p>
      <text:h text:style-name="Heading_20_2" text:outline-level="2">Description</text:h>
      <text:p text:style-name="Text_20_body">Load specifies, which webapplications are preloaded on startup. Normally webapplications are loaded as needed. The disadvantage is, that there is no way to check on startup, if a application is loadable at all. With this directive startup fails, if the application is not loadable.</text:p>
      <text:h text:style-name="Heading_20_2" text:outline-level="2">Example</text:h>
      <text:p text:style-name="Preformatted_20_Text">Load myapp</text:p>
      <text:h text:style-name="Heading_20_1" text:outline-level="1">MapUrl</text:h>
      <text:h text:style-name="P7" text:outline-level="2">Syntax</text:h>
      <text:p text:style-name="Preformatted_20_Text">MapUrl <text:span text:style-name="T1">url component-identifier </text:span><text:span text:style-name="T2">[ </text:span><text:span text:style-name="T1">path-info </text:span><text:span text:style-name="T2">{ </text:span><text:span text:style-name="T1">additional-arguments </text:span><text:span text:style-name="T2">} ]</text:span></text:p>
      <text:h text:style-name="Heading_20_2" text:outline-level="2">Description</text:h>
      <text:p text:style-name="Standard">Tells tntnet, which component should be called, when it receives a http-request. <text:span text:style-name="T1">url</text:span><text:span text:style-name="T2"> is a regular expression, which is tried against the request-url. If it matches, the </text:span><text:span text:style-name="T1">component-identifier </text:span><text:span text:style-name="T2">is evaluated. </text:span><text:span text:style-name="T1">component-idetifier</text:span><text:span text:style-name="T2"> may contain backreferences to the url. By default the url is passed as path-info to the component, but this can be changed with a third parameter. Additional parameters can be passed to the component and accessed through tnt::httpRequest::getArgs().</text:span></text:p>
      <text:p text:style-name="Standard"><text:span text:style-name="T2">This variable can occur more than once and they are tried in the order they are found in the configurationfile, until the regular expression matches and the component does not return tnt::DECLINED.</text:span> If no MapUrl-directive is found, http-error 404 (not found) is sent.</text:p>
      <text:h text:style-name="Heading_20_2" text:outline-level="2">Example</text:h>
      <text:p text:style-name="Preformatted_20_Text"># maps html-pages to components in myapp.so; e.g. /foo.html calls foo@myapp</text:p>
      <text:p text:style-name="Preformatted_20_Text">MapUrl /([^/.]+)\.html<text:tab/>$1@myapp</text:p>
      <text:p text:style-name="Preformatted_20_Text"># maps jpeg-urls to myapp; e.g. /foo.jpeg calls foo_jpg@myapp</text:p>
      <text:p text:style-name="Preformatted_20_Text">MapUrl /([^/.]+)\.jpeg<text:tab/>$1_jpg@myapp</text:p>
      <text:p text:style-name="Preformatted_20_Text"># maps /foo/bar.html to bar@foo</text:p>
      <text:p text:style-name="Preformatted_20_Text">MapUrl /([^/.]+)/([^/.]\.html<text:tab/>$2@$1</text:p>
      <text:h text:style-name="Heading_20_1" text:outline-level="1">MapUrlMapCache</text:h>
      <text:h text:style-name="P7" text:outline-level="2">Syntax</text:h>
      <text:p text:style-name="Preformatted_20_Text">MapUrlMapCache <text:span text:style-name="T1">size</text:span></text:p>
      <text:h text:style-name="Heading_20_2" text:outline-level="2">Description</text:h>
      <text:p text:style-name="P8">As described in MapUrl urls are mapped to components with regular expressions. This is a quite expensive operation, while the number of different urls used in a typical web application is small. Therefore Tntnet has a simple cache, which stores mappings to prevent the need to process the same regular expression multiple times. The size of this cache is limited. After the size is exceeded the cache is simply cleared. This clearing is logged with the message “clear url-map-cache”. If you have a application whit many different urls and you often see this warning-message, you might want to increase the cache.</text:p>
      <text:p text:style-name="P8">The default value is 8192.</text:p>
      <text:h text:style-name="Heading_20_2" text:outline-level="2">Example</text:h>
      <text:p text:style-name="Preformatted_20_Text">MapUrlMapCache 32768</text:p>
      <text:h text:style-name="Heading_20_1" text:outline-level="1">MaxRequestSize</text:h>
      <text:h text:style-name="Heading_20_2" text:outline-level="2">Syntax</text:h>
      <text:p text:style-name="Preformatted_20_Text">MaxRequestSize <text:span text:style-name="T1">number</text:span></text:p>
      <text:h text:style-name="Heading_20_2" text:outline-level="2">Description</text:h>
      <text:p text:style-name="Text_20_body">This directive limits the size of the request. After <text:span text:style-name="T1">number</text:span><text:span text:style-name="T2"> Bytes the connection is just closed.</text:span></text:p>
      <text:p text:style-name="P5">This prevents deniel-of-service-attacks through long requests. Every request is read into memory, so it must fit into it.</text:p>
      <text:p text:style-name="P5">Bear in mind, that if you use file-upload-fields a request might be larger than just a few bytes.</text:p>
      <text:p text:style-name="P5">The value defaults to 0, which means, that there is no limit at all.</text:p>
      <text:h text:style-name="Heading_20_2" text:outline-level="2">Example</text:h>
      <text:p text:style-name="Preformatted_20_Text">MaxRequestSize 65536</text:p>
      <text:h text:style-name="Heading_20_1" text:outline-level="1">MinThreads</text:h>
      <text:h text:style-name="Heading_20_2" text:outline-level="2">Syntax</text:h>
      <text:p text:style-name="Preformatted_20_Text">MinThreads <text:span text:style-name="T1">number</text:span></text:p>
      <text:h text:style-name="Heading_20_2" text:outline-level="2">Description</text:h>
      <text:p text:style-name="Text_20_body">Tntnet uses a dynamic pool of worker-threads, which wait for incoming requests. <text:span text:style-name="T1">MinThreads</text:span><text:span text:style-name="T2"> specifies, how many worker threads there have to be. This defaults to 5.</text:span></text:p>
      <text:h text:style-name="Heading_20_2" text:outline-level="2">Example</text:h>
      <text:p text:style-name="Preformatted_20_Text">MinThreads 10</text:p>
      <text:h text:style-name="Heading_20_1" text:outline-level="1">MinCompressSize</text:h>
      <text:h text:style-name="Heading_20_2" text:outline-level="2">Syntax</text:h>
      <text:p text:style-name="Preformatted_20_Text">MinCompressSize <text:span text:style-name="T1">number</text:span></text:p>
      <text:h text:style-name="Heading_20_2" text:outline-level="2">Description</text:h>
      <text:p text:style-name="P5">Http-compression for replies smaller than this are not compressed at all. The default value for this is 300.</text:p>
      <text:h text:style-name="Heading_20_2" text:outline-level="2">Example</text:h>
      <text:p text:style-name="Preformatted_20_Text">MinCompressSize 1024</text:p>
      <text:h text:style-name="Heading_20_1" text:outline-level="1">MaxThreads</text:h>
      <text:h text:style-name="Heading_20_2" text:outline-level="2">Syntax</text:h>
      <text:p text:style-name="Preformatted_20_Text">MaxThreads <text:span text:style-name="T1">number</text:span></text:p>
      <text:h text:style-name="Heading_20_2" text:outline-level="2">Description</text:h>
      <text:p text:style-name="Text_20_body">Tntnet uses a dynamic pool of worker-threads, which wait for incoming requests. <text:span text:style-name="T1">MaxThreads </text:span><text:span text:style-name="T2">limits the number of threads. The default is 10.</text:span></text:p>
      <text:h text:style-name="Heading_20_2" text:outline-level="2">Example</text:h>
      <text:p text:style-name="Preformatted_20_Text">MaxThreads 20</text:p>
      <text:h text:style-name="Heading_20_1" text:outline-level="1">NoCloseStdout</text:h>
      <text:h text:style-name="Heading_20_2" text:outline-level="2">Syntax</text:h>
      <text:p text:style-name="Preformatted_20_Text">NoCloseStdout 0|1</text:p>
      <text:h text:style-name="Heading_20_2" text:outline-level="2">Description</text:h>
      <text:p text:style-name="Text_20_body"><text:span text:style-name="T2">If </text:span><text:span text:style-name="T1">Daemon </text:span><text:span text:style-name="T2">is set to 1, tntnet closes standard-in-, standard-out- and standard-error-channels, unless </text:span><text:span text:style-name="T1">NoCloseStdout</text:span><text:span text:style-name="T2"> is set to 1.</text:span></text:p>
      <text:h text:style-name="Heading_20_2" text:outline-level="2">Example</text:h>
      <text:p text:style-name="Preformatted_20_Text">NoCloseStdout 1</text:p>
      <text:h text:style-name="Heading_20_1" text:outline-level="1">NoMonitor</text:h>
      <text:h text:style-name="Heading_20_2" text:outline-level="2">Syntax</text:h>
      <text:p text:style-name="Preformatted_20_Text">NoMonitor 0|1</text:p>
      <text:h text:style-name="Heading_20_2" text:outline-level="2">Description</text:h>
      <text:p text:style-name="Text_20_body">On startup, if <text:span text:style-name="T1">Daemon</text:span><text:span text:style-name="T2"> is set to 1, tntnet does a second fork. The parent keeps waiting for the child and the child does the work. If tntnet crashes, what might happen, when a webapplication is buggy, the worker-process is restarted. This can be switched off by setting </text:span><text:span text:style-name="T1">NoMonitor</text:span><text:span text:style-name="T2"> to 0.</text:span></text:p>
      <text:h text:style-name="Heading_20_2" text:outline-level="2">Example</text:h>
      <text:p text:style-name="Preformatted_20_Text">NoMonitor 0</text:p>
      <text:h text:style-name="Heading_20_1" text:outline-level="1">PidFile</text:h>
      <text:h text:style-name="Heading_20_2" text:outline-level="2">Syntax</text:h>
      <text:p text:style-name="Preformatted_20_Text">PidFile <text:span text:style-name="T1">filename</text:span></text:p>
      <text:h text:style-name="Heading_20_2" text:outline-level="2">Description</text:h>
      <text:p text:style-name="Text_20_body">When run in daemon-mode, tntnet writes the process-id of the monitor-process to <text:span text:style-name="T1">filename</text:span><text:span text:style-name="T2">. When the monitor-process is deactivated, the pid of the worker-process is written. This ensures, that sending a sigkill to the the stored process-id stops tntnet.</text:span></text:p>
      <text:h text:style-name="Heading_20_2" text:outline-level="2">Example</text:h>
      <text:p text:style-name="Preformatted_20_Text">PidFile /var/run/tntnet.pid</text:p>
      <text:h text:style-name="Heading_20_1" text:outline-level="1">PropertyFile</text:h>
      <text:h text:style-name="Heading_20_2" text:outline-level="2">Syntax</text:h>
      <text:p text:style-name="Preformatted_20_Text">PropertyFile <text:span text:style-name="T1">filename</text:span></text:p>
      <text:h text:style-name="Heading_20_2" text:outline-level="2">Description</text:h>
      <text:p text:style-name="Text_20_body">This directive specifies the property-file, where logging is configured. The content of the property-file is dependend of the underlying logging-library.</text:p>
      <text:h text:style-name="Heading_20_2" text:outline-level="2">Example</text:h>
      <text:p text:style-name="Preformatted_20_Text">PropertyFile /etc/tntnet/tntnet.property</text:p>
      <text:h text:style-name="Heading_20_1" text:outline-level="1">QueueSize</text:h>
      <text:h text:style-name="Heading_20_2" text:outline-level="2">Syntax</text:h>
      <text:p text:style-name="Preformatted_20_Text">QueueSize <text:span text:style-name="T1">number</text:span></text:p>
      <text:h text:style-name="Heading_20_2" text:outline-level="2">Description</text:h>
      <text:p text:style-name="Text_20_body">Tntnet has a request-queue, where new requests wait for service. This sets a maximum size of this queue, after wich new requests are not accepted. The default value is 100.</text:p>
      <text:h text:style-name="Heading_20_2" text:outline-level="2">Example</text:h>
      <text:p text:style-name="Preformatted_20_Text">QueueSize 50</text:p>
      <text:h text:style-name="Heading_20_1" text:outline-level="1">SessionTimeouot</text:h>
      <text:h text:style-name="Heading_20_2" text:outline-level="2">Syntax</text:h>
      <text:p text:style-name="Preformatted_20_Text">SessionTimeout <text:span text:style-name="T1">seconds</text:span></text:p>
      <text:h text:style-name="Heading_20_2" text:outline-level="2">Description</text:h>
      <text:p text:style-name="Text_20_body">This sets the number of seconds without requests after which a sesssion is erased. The default value is 300 seconds.</text:p>
      <text:h text:style-name="Heading_20_2" text:outline-level="2">Example</text:h>
      <text:p text:style-name="Preformatted_20_Text">SessionTimeout 600</text:p>
      <text:h text:style-name="Heading_20_1" text:outline-level="1">SocketReadTimeout</text:h>
      <text:h text:style-name="Heading_20_2" text:outline-level="2">Syntax</text:h>
      <text:p text:style-name="Preformatted_20_Text">SocketReadTimeout <text:span text:style-name="T1">milliseconds</text:span></text:p>
      <text:h text:style-name="Heading_20_2" text:outline-level="2">Description</text:h>
      <text:p text:style-name="Text_20_body">A worker-thread waits for some milliseconds on incoming data. If there is no data, the job is put into a queue and another thread waits with poll(2) on incoming data on multiple sockets. The workerthreads are freed and they can respond to other requests quickly. The default value is 200 milliseconds, which is good for normal operation. A value of 0 results in non-blocking read.</text:p>
      <text:p text:style-name="Text_20_body">If timeout is reached, this does not mean, that the socket is closed.</text:p>
      <text:p text:style-name="Text_20_body">A small timeout reduces contextswitches on slow connections.</text:p>
      <text:h text:style-name="Heading_20_2" text:outline-level="2">Example</text:h>
      <text:p text:style-name="Preformatted_20_Text">SocketReadTimeout 0</text:p>
      <text:p text:style-name="Text_20_body"/>
      <text:h text:style-name="Heading_20_1" text:outline-level="1">SocketWriteTimeout</text:h>
      <text:h text:style-name="Heading_20_2" text:outline-level="2">Syntax</text:h>
      <text:p text:style-name="Preformatted_20_Text">SocketWriteTimeout <text:span text:style-name="T1">milliseconds</text:span></text:p>
      <text:h text:style-name="Heading_20_2" text:outline-level="2">Description</text:h>
      <text:p text:style-name="Text_20_body">This defines the time, how long the workerthreads wait on write. If the timeout is exceeded, the socket is closed and the browser might not get all data. The default value is 10000 milliseconds.</text:p>
      <text:h text:style-name="Heading_20_2" text:outline-level="2">Example</text:h>
      <text:p text:style-name="Preformatted_20_Text">SocketWr<text:span text:style-name="T2">iteTimeout 20000</text:span></text:p>
      <text:h text:style-name="Heading_20_1" text:outline-level="1">SslListen</text:h>
      <text:h text:style-name="Heading_20_2" text:outline-level="2">Syntax</text:h>
      <text:p text:style-name="Preformatted_20_Text">SslListen <text:span text:style-name="T1">ip [port[ssl-certificate-file [ssl-key-file]]]</text:span></text:p>
      <text:h text:style-name="Heading_20_2" text:outline-level="2">Description</text:h>
      <text:p text:style-name="Text_20_body">Specifies, on which ip and port tntnet waits for incoming ssl-connections. Optionally a certificate- and key-file can be passed.</text:p>
      <text:h text:style-name="Heading_20_2" text:outline-level="2">Example</text:h>
      <text:p text:style-name="Preformatted_20_Text">SslListen 192.168.0.1 8443</text:p>
      <text:p text:style-name="Text_20_body">Waits on the specified address and port on incoming ssl-connections. The server is reachable with https://192.168.0.1:8443/</text:p>
      <text:h text:style-name="Heading_20_1" text:outline-level="1">ThreadStartDelay</text:h>
      <text:h text:style-name="Heading_20_2" text:outline-level="2">Syntax</text:h>
      <text:p text:style-name="Preformatted_20_Text">ThreadStartDelay <text:span text:style-name="T1">ms</text:span></text:p>
      <text:h text:style-name="Heading_20_2" text:outline-level="2">Description</text:h>
      <text:h text:style-name="Heading_20_2" text:outline-level="2">Example</text:h>
      <text:p text:style-name="Preformatted_20_Text">ThreadStartDelay 1000</text:p>
      <text:h text:style-name="Heading_20_1" text:outline-level="1">User</text:h>
      <text:h text:style-name="Heading_20_2" text:outline-level="2">Syntax</text:h>
      <text:p text:style-name="Preformatted_20_Text">User <text:span text:style-name="T1">username</text:span></text:p>
      <text:h text:style-name="Heading_20_2" text:outline-level="2">Description</text:h>
      <text:h text:style-name="Heading_20_2" text:outline-level="2">Example</text:h>
      <text:p text:style-name="Preformatted_20_Text">User www-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adornments="Standard"/>
    <style:font-face style:name="Lucidasans1" svg:font-family="Lucidasans"/>
    <style:font-face style:name="Times" svg:font-family="Times" style:font-adornments="Standard"/>
    <style:font-face style:name="Courier" svg:font-family="Courier" style:font-adornments="Standard" style:font-family-generic="modern" style:font-pitch="fixed"/>
    <style:font-face style:name="Courier New" svg:font-family="'Courier New'" style:font-family-generic="modern" style:font-pitch="fixed"/>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fo:font-size="10pt" style:font-name-asian="Courier New" style:font-size-asian="10pt" style:font-name-complex="Courier New" style:font-size-complex="10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Tntnet configuration guide<text:tab/><text:page-number text:select-page="current">11</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9011</meta:generator>
    <meta:creation-date>2005-05-29T21:39:17</meta:creation-date>
    <dc:creator>Tommi Mäkitalo</dc:creator>
    <dc:date>2006-08-13T22:46:34</dc:date>
    <dc:language>en-US</dc:language>
    <meta:editing-cycles>13</meta:editing-cycles>
    <meta:editing-duration>PT4H8M9S</meta:editing-duration>
    <meta:user-defined meta:name="Info 1"/>
    <meta:user-defined meta:name="Info 2"/>
    <meta:user-defined meta:name="Info 3"/>
    <meta:user-defined meta:name="Info 4"/>
    <meta:document-statistic meta:table-count="0" meta:image-count="0" meta:object-count="0" meta:page-count="11" meta:paragraph-count="279" meta:word-count="1677" meta:character-count="10652"/>
  </office:meta>
</office:document-meta>
</file>